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3.32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01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Стили_20_стрелок_20_1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Стили_20_стрелок_20_2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85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682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758cm"/>
      <style:paragraph-properties style:writing-mode="lr-tb"/>
    </style:style>
    <style:style style:name="gr11" style:family="graphic" style:parent-style-name="objectwithoutfill">
      <style:graphic-properties svg:stroke-color="#000000" draw:marker-end="Стили_20_стрелок_20_3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marker-end="Стили_20_стрелок_20_4" draw:marker-end-width="0.3cm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Стили_20_стрелок_20_5" draw:marker-end-width="0.3cm" draw:fill="none" draw:fill-color="#ffffff" draw:textarea-vertical-align="middle"/>
    </style:style>
    <style:style style:name="P1" style:family="paragraph">
      <style:paragraph-properties fo:text-align="center"/>
      <style:text-properties style:font-name="Times New Roman1" fo:font-size="10pt"/>
    </style:style>
    <style:style style:name="P2" style:family="paragraph">
      <loext:graphic-properties draw:fill-color="#ffffff"/>
      <style:paragraph-properties fo:text-align="center"/>
      <style:text-properties style:font-name="Times New Roman1" fo:font-size="10pt"/>
    </style:style>
    <style:style style:name="P3" style:family="paragraph">
      <style:paragraph-properties fo:text-align="center"/>
      <style:text-properties style:font-name="Times New Roman" fo:font-size="10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style:font-name="Times New Roman"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5cm" svg:height="2cm" svg:x="3cm" svg:y="6.85cm">
          <text:p text:style-name="P1">unsigned int firstTask</text:p>
          <text:p text:style-name="P1">(unsigned int 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xml:id="id2" draw:id="id2" draw:layer="layout" svg:width="5cm" svg:height="2cm" svg:x="3cm" svg:y="9.85cm">
          <text:p text:style-name="P3">unsigned int digit_summa = 0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5cm" svg:height="2cm" svg:x="3cm" svg:y="12.85cm">
          <text:p text:style-name="P3">while (N &gt; 0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4" draw:id="id4" draw:layer="layout" svg:width="5cm" svg:height="2cm" svg:x="3cm" svg:y="15.85cm">
          <text:p text:style-name="P3">digit_summa += N % 10;</text:p>
          <text:p text:style-name="P3">N /= 10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" draw:id="id6" draw:layer="layout" svg:width="5cm" svg:height="2cm" svg:x="3cm" svg:y="20.85cm">
          <text:p text:style-name="P3">return digit_summa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draw:type="line" svg:x1="5.5cm" svg:y1="8.85cm" svg:x2="5.5cm" svg:y2="9.85cm" draw:start-shape="id1" draw:start-glue-point="2" draw:end-shape="id2" draw:end-glue-point="4" svg:d="M5500 8850v1000" svg:viewBox="0 0 1 1001">
          <text:p/>
        </draw:connector>
        <draw:connector draw:style-name="gr5" draw:text-style-name="P5" xml:id="id5" draw:id="id5" draw:layer="layout" draw:type="line" svg:x1="5.5cm" svg:y1="11.85cm" svg:x2="5.5cm" svg:y2="12.85cm" draw:start-shape="id2" draw:start-glue-point="6" draw:end-shape="id3" svg:d="M5500 11850v1000" svg:viewBox="0 0 1 1001">
          <text:p/>
        </draw:connector>
        <draw:connector draw:style-name="gr5" draw:text-style-name="P5" draw:layer="layout" draw:type="line" svg:x1="5.5cm" svg:y1="14.85cm" svg:x2="5.5cm" svg:y2="15.85cm" draw:start-shape="id3" draw:start-glue-point="6" draw:end-shape="id4" draw:end-glue-point="4" svg:d="M5500 14850v1000" svg:viewBox="0 0 1 1001">
          <text:p/>
        </draw:connector>
        <draw:connector draw:style-name="gr6" draw:text-style-name="P5" draw:layer="layout" draw:line-skew="0.498cm -0.499cm" svg:x1="5.5cm" svg:y1="17.85cm" svg:x2="5.5cm" svg:y2="12.35cm" draw:start-shape="id4" draw:start-glue-point="6" draw:end-shape="id5" draw:end-glue-point="0" svg:d="M5500 17850v1000h-3500v-6500h3500" svg:viewBox="0 0 3501 6501">
          <text:p/>
        </draw:connector>
        <draw:connector draw:style-name="gr7" draw:text-style-name="P5" draw:layer="layout" draw:line-skew="0.498cm 1.999cm" svg:x1="8cm" svg:y1="13.85cm" svg:x2="5.5cm" svg:y2="20.85cm" draw:start-shape="id3" draw:start-glue-point="7" draw:end-shape="id6" draw:end-glue-point="4" svg:d="M8000 13850h1000v6000h-3500v1000" svg:viewBox="0 0 3501 7001">
          <text:p/>
        </draw:connector>
        <draw:custom-shape draw:style-name="gr1" draw:text-style-name="P2" xml:id="id7" draw:id="id7" draw:layer="layout" svg:width="5cm" svg:height="2cm" svg:x="13cm" svg:y="6.85cm">
          <text:p text:style-name="P1">unsigned int secondTask</text:p>
          <text:p text:style-name="P1">(unsigned int 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xml:id="id8" draw:id="id8" draw:layer="layout" svg:width="5cm" svg:height="2cm" svg:x="13cm" svg:y="9.85cm">
          <text:p text:style-name="P3">unsigned int t = 0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9" draw:id="id9" draw:layer="layout" svg:width="5cm" svg:height="2cm" svg:x="13cm" svg:y="12.85cm">
          <text:p text:style-name="P3">while (N &gt; 0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10" draw:id="id10" draw:layer="layout" svg:width="5cm" svg:height="2cm" svg:x="13cm" svg:y="15.85cm">
          <text:p text:style-name="P3">t = (t * 10) + (N % 10);</text:p>
          <text:p text:style-name="P3">N /= 10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2" draw:id="id12" draw:layer="layout" svg:width="5cm" svg:height="2cm" svg:x="13cm" svg:y="20.85cm">
          <text:p text:style-name="P3">return t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draw:type="line" svg:x1="15.5cm" svg:y1="8.85cm" svg:x2="15.5cm" svg:y2="9.85cm" draw:start-shape="id7" draw:start-glue-point="2" draw:end-shape="id8" draw:end-glue-point="4" svg:d="M15500 8850v1000" svg:viewBox="0 0 1 1001">
          <text:p/>
        </draw:connector>
        <draw:connector draw:style-name="gr5" draw:text-style-name="P5" xml:id="id11" draw:id="id11" draw:layer="layout" draw:type="line" svg:x1="15.5cm" svg:y1="11.85cm" svg:x2="15.5cm" svg:y2="12.85cm" draw:start-shape="id8" draw:start-glue-point="6" draw:end-shape="id9" svg:d="M15500 11850v1000" svg:viewBox="0 0 1 1001">
          <text:p/>
        </draw:connector>
        <draw:connector draw:style-name="gr5" draw:text-style-name="P5" draw:layer="layout" draw:type="line" svg:x1="15.5cm" svg:y1="14.85cm" svg:x2="15.5cm" svg:y2="15.85cm" draw:start-shape="id9" draw:start-glue-point="6" draw:end-shape="id10" draw:end-glue-point="4" svg:d="M15500 14850v1000" svg:viewBox="0 0 1 1001">
          <text:p/>
        </draw:connector>
        <draw:connector draw:style-name="gr6" draw:text-style-name="P5" draw:layer="layout" draw:line-skew="0.498cm -0.499cm" svg:x1="15.5cm" svg:y1="17.85cm" svg:x2="15.5cm" svg:y2="12.35cm" draw:start-shape="id10" draw:start-glue-point="6" draw:end-shape="id11" draw:end-glue-point="0" svg:d="M15500 17850v1000h-3500v-6500h3500" svg:viewBox="0 0 3501 6501">
          <text:p/>
        </draw:connector>
        <draw:connector draw:style-name="gr7" draw:text-style-name="P5" draw:layer="layout" draw:line-skew="0.498cm 1.999cm" svg:x1="18cm" svg:y1="13.85cm" svg:x2="15.5cm" svg:y2="20.85cm" draw:start-shape="id9" draw:start-glue-point="7" draw:end-shape="id12" draw:end-glue-point="4" svg:d="M18000 13850h1000v6000h-3500v1000" svg:viewBox="0 0 3501 7001">
          <text:p/>
        </draw:connector>
      </draw:page>
      <draw:page draw:name="page2" draw:style-name="dp1" draw:master-page-name="Обычный">
        <draw:custom-shape draw:style-name="gr8" draw:text-style-name="P4" xml:id="id13" draw:id="id13" draw:layer="layout" svg:width="7cm" svg:height="1.999cm" svg:x="7.7cm" svg:y="6.35cm">
          <text:p text:style-name="P3">void thirdTask</text:p>
          <text:p text:style-name="P3">(const unsigned int &amp;S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xml:id="id14" draw:id="id14" draw:layer="layout" svg:width="7cm" svg:height="1.999cm" svg:x="7.7cm" svg:y="9.348cm">
          <text:p text:style-name="P3">for (size_t i = 0; i != S; ++i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4" xml:id="id15" draw:id="id15" draw:layer="layout" svg:width="7cm" svg:height="1.999cm" svg:x="7.7cm" svg:y="12.346cm">
          <text:p text:style-name="P3">for (size_t j = 0; j != S; ++j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" draw:text-style-name="P4" xml:id="id16" draw:id="id16" draw:layer="layout" svg:width="7cm" svg:height="1.999cm" svg:x="7.7cm" svg:y="15.345cm">
          <text:p text:style-name="P3">cout &lt;&lt; "* ";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4" xml:id="id17" draw:id="id17" draw:layer="layout" svg:width="7cm" svg:height="1.999cm" svg:x="7.7cm" svg:y="20.342cm">
          <text:p text:style-name="P3">cout &lt;&lt; "\n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draw:type="line" svg:x1="11.2cm" svg:y1="8.349cm" svg:x2="11.2cm" svg:y2="9.348cm" draw:start-shape="id13" draw:start-glue-point="2" draw:end-shape="id14" draw:end-glue-point="4" svg:d="M11200 8349v999" svg:viewBox="0 0 1 1000">
          <text:p/>
        </draw:connector>
        <draw:connector draw:style-name="gr5" draw:text-style-name="P5" draw:layer="layout" draw:type="line" svg:x1="11.2cm" svg:y1="11.347cm" svg:x2="11.2cm" svg:y2="12.346cm" draw:start-shape="id14" draw:start-glue-point="6" draw:end-shape="id15" draw:end-glue-point="4" svg:d="M11200 11347v999" svg:viewBox="0 0 1 1000">
          <text:p/>
        </draw:connector>
        <draw:connector draw:style-name="gr5" draw:text-style-name="P5" draw:layer="layout" draw:type="line" svg:x1="11.2cm" svg:y1="14.345cm" svg:x2="11.2cm" svg:y2="15.345cm" draw:start-shape="id15" draw:start-glue-point="6" draw:end-shape="id16" draw:end-glue-point="5" svg:d="M11200 14345v1000" svg:viewBox="0 0 1 1001">
          <text:p/>
        </draw:connector>
        <draw:connector draw:style-name="gr11" draw:text-style-name="P5" draw:layer="layout" draw:line-skew="0.655cm -0.199cm" svg:x1="11.2cm" svg:y1="17.344cm" svg:x2="7.7cm" svg:y2="13.346cm" draw:start-shape="id16" draw:start-glue-point="8" draw:end-shape="id15" draw:end-glue-point="5" svg:d="M11200 17344v1156h-4200v-5154h700" svg:viewBox="0 0 4201 5155">
          <text:p/>
        </draw:connector>
        <draw:connector draw:style-name="gr12" draw:text-style-name="P5" draw:layer="layout" draw:line-skew="0cm 1.657cm" svg:x1="14.7cm" svg:y1="13.346cm" svg:x2="11.2cm" svg:y2="20.342cm" draw:start-shape="id15" draw:start-glue-point="7" draw:end-shape="id17" draw:end-glue-point="5" svg:d="M14700 13346h502v5654h-4002v1342" svg:viewBox="0 0 4003 6997">
          <text:p/>
        </draw:connector>
        <draw:connector draw:style-name="gr13" draw:text-style-name="P5" draw:layer="layout" draw:line-skew="0.658cm -1.199cm" svg:x1="11.2cm" svg:y1="22.341cm" svg:x2="7.7cm" svg:y2="10.348cm" draw:start-shape="id17" draw:start-glue-point="8" draw:end-shape="id14" draw:end-glue-point="5" svg:d="M11200 22341v1159h-5200v-13152h1700" svg:viewBox="0 0 5201 131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23T21:07:08.185000000</dc:date>
    <meta:editing-duration>PT9S</meta:editing-duration>
    <meta:editing-cycles>1</meta:editing-cycles>
    <meta:document-statistic meta:object-count="31"/>
    <meta:generator>LibreOffice/7.1.5.2$Windows_X86_64 LibreOffice_project/85f04e9f809797b8199d13c421bd8a2b025d52b5</meta:generator>
  </office:meta>
</office:document-meta>
</file>